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6cc9" officeooo:paragraph-rsid="001b6cc9"/>
    </style:style>
    <style:style style:name="P2" style:family="paragraph" style:parent-style-name="Standard">
      <style:paragraph-properties fo:text-align="center" style:justify-single-word="false"/>
      <style:text-properties fo:font-size="18pt" fo:font-weight="bold" officeooo:rsid="001b6cc9" officeooo:paragraph-rsid="001b6cc9" style:font-size-asian="18pt" style:font-weight-asian="bold" style:font-size-complex="18pt" style:font-weight-complex="bold"/>
    </style:style>
    <style:style style:name="P3" style:family="paragraph" style:parent-style-name="Standard">
      <style:text-properties fo:font-weight="bold" officeooo:rsid="001b6cc9" officeooo:paragraph-rsid="001b6cc9" style:font-weight-asian="bold" style:font-weight-complex="bold"/>
    </style:style>
    <style:style style:name="P4" style:family="paragraph" style:parent-style-name="Standard">
      <style:text-properties officeooo:rsid="001c39b1" officeooo:paragraph-rsid="001c39b1"/>
    </style:style>
    <style:style style:name="P5" style:family="paragraph" style:parent-style-name="Text_20_body">
      <style:text-properties officeooo:rsid="001c39b1" officeooo:paragraph-rsid="001c39b1"/>
    </style:style>
    <style:style style:name="P6" style:family="paragraph" style:parent-style-name="Text_20_body">
      <style:text-properties officeooo:rsid="001c39b1" officeooo:paragraph-rsid="001c39b1"/>
    </style:style>
    <style:style style:name="P7" style:family="paragraph" style:parent-style-name="Text_20_body">
      <style:text-properties officeooo:rsid="001ead68" officeooo:paragraph-rsid="001ead68"/>
    </style:style>
    <style:style style:name="P8" style:family="paragraph" style:parent-style-name="Text_20_body">
      <style:text-properties officeooo:rsid="001ec86a" officeooo:paragraph-rsid="001ec86a"/>
    </style:style>
    <style:style style:name="P9" style:family="paragraph" style:parent-style-name="Text_20_body">
      <style:text-properties officeooo:rsid="001f387d" officeooo:paragraph-rsid="001f387d"/>
    </style:style>
    <style:style style:name="P10" style:family="paragraph" style:parent-style-name="Text_20_body">
      <style:text-properties officeooo:rsid="001ff0df" officeooo:paragraph-rsid="001ff0df"/>
    </style:style>
    <style:style style:name="T1" style:family="text">
      <style:text-properties officeooo:rsid="001ead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quirements document tester in TLDPlaform (Web)</text:p>
      <text:p text:style-name="P2"/>
      <text:h text:style-name="Heading_20_1" text:outline-level="1">1. Test a Skill</text:h>
      <text:p text:style-name="P1">The user enters in a skill and clicks test, the user is presented then with a 20 questions test and a submit button. The user selects the answers he considers correct and then clicks submit. Once submitted the test is saved, the user is informed of his mark and sent back to the skill page. </text:p>
      <text:p text:style-name="P1">When the user submits the skill-test the skill-level is updated accordingly following the same rules than in the python implementation, unless they are changed. </text:p>
      <text:p text:style-name="P1"/>
      <text:h text:style-name="Heading_20_1" text:outline-level="1">2. Show progress on a skill</text:h>
      <text:p text:style-name="P1">In the skill page shows a graph with the progress on a skill of marks throghout time. This graphs only shows if there are more than two non-consecutive (not-same day) tests executed. </text:p>
      <text:p text:style-name="P1"/>
      <text:h text:style-name="Heading_20_1" text:outline-level="1">3. Differentiate pages from tests. </text:h>
      <text:p text:style-name="P4">On the index page TESTS are marked as such. Their last mark, if exists, is shown and the last time they were tested (if any). The mark should be a test symbol. </text:p>
      <text:p text:style-name="P4"/>
      <text:h text:style-name="Heading_20_1" text:outline-level="1">4. Incomplete tests</text:h>
      <text:p text:style-name="P5">Tests with less than 20 questions should be hidden <text:span text:style-name="T1">from</text:span> the index <text:span text:style-name="T1">unless you’re logged in admin mode. If in admin mode they should be shown with a red word “HIDDEN”. In user mode it should warn (yellow) about this with “Some test are hidden because they have less than 20 questions”</text:span></text:p>
      <text:h text:style-name="Heading_20_1" text:outline-level="1">5. Show progress on a test</text:h>
      <text:p text:style-name="P7">Upon accessing a test it should be shown (if exist) the progress on that test, same as in the progress on a skill (req 2). Probably would be the same component with different inputs. </text:p>
      <text:h text:style-name="Heading_20_1" text:outline-level="1">6. Scheduling test</text:h>
      <text:p text:style-name="P8">The system should schedule tests for the user to do in function to what skill is the user actually learning and the tests the user has made. This should be calculated automatically following the forgetting curve upon opening the page and shown on top on a component named “What’s in the Agenda” or something similar. Once a test is completed it should dissappear from the agenda’s list of due tests. If there are no test to do the agenda should congratulate the user for keeping up-to-date. </text:p>
      <text:p text:style-name="P8"/>
      <text:h text:style-name="Heading_20_1" text:outline-level="1"><text:soft-page-break/>7. Automatically changing status</text:h>
      <text:p text:style-name="P8">Closely related with req6, the page should change the status of skills marked as tested and passed back to learning after certain time has passed by. This could be achieved in conjunction with req.6.</text:p>
      <text:h text:style-name="Heading_20_1" text:outline-level="1">8. Main page index</text:h>
      <text:p text:style-name="P8">In the main page (skills list) there shouldn’t appear all of the pages with test, the ones that have less than 20 questions shouldn’t be in the list. </text:p>
      <text:h text:style-name="Heading_20_1" text:outline-level="1">9. Be able to hide a skill</text:h>
      <text:p text:style-name="P9">Skills should be able to be hidden in the website and only seeing in admin mode. This way you don’t show to employers what you’ve queued but aren’t learning yet. Otherwise with so much yellow it’ll lock bad for your CV. </text:p>
      <text:h text:style-name="Heading_20_1" text:outline-level="1">10. Clean up DB loading or lazy loading.</text:h>
      <text:p text:style-name="P10">The page shouldn’t be charging the entire DB but only what is required for each page when each one is loaded. So far it is basically doing the job of mongo and the API all by itself. </text:p>
      <text:p text:style-name="P9"/>
      <text:p text:style-name="P9"/>
      <text:p text:style-name="P9"/>
      <text:p text:style-name="P8"/>
      <text:p text:style-name="P8"/>
      <text:p text:style-name="P5"/>
      <text:p text:style-name="P5"/>
      <text:p text:style-name="P5"/>
      <text:p text:style-name="P1"/>
      <text:p text:style-name="P1"/>
      <text:p text:style-name="P3"/>
      <text:p text:style-name="P1"/>
      <text:p text:style-name="Standard"/>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6:00:38.705228148</meta:creation-date>
    <meta:editing-duration>PT19M16S</meta:editing-duration>
    <meta:editing-cycles>8</meta:editing-cycles>
    <meta:generator>LibreOffice/5.1.6.2$Linux_X86_64 LibreOffice_project/10m0$Build-2</meta:generator>
    <dc:date>2017-11-13T16:21:06.060762010</dc:date>
    <meta:document-statistic meta:table-count="0" meta:image-count="0" meta:object-count="0" meta:page-count="2" meta:paragraph-count="22" meta:word-count="511" meta:character-count="2807" meta:non-whitespace-character-count="2308"/>
  </office:meta>
</office:document-meta>
</file>